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Ubuntu Light" svg:font-family="'Ubuntu Light'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.9366in" fo:margin-top="0in" fo:margin-bottom="0in" loext:contextual-spacing="false" fo:line-height="115%" fo:text-align="start" style:justify-single-word="false" fo:text-indent="0in" style:auto-text-indent="false" fo:background-color="transparent" fo:padding="0in" fo:border="none"/>
      <style:text-properties fo:color="#ffffff" style:font-name="Helvetica Neue" fo:font-size="40pt" officeooo:rsid="002077af" officeooo:paragraph-rsid="002373e4" style:font-name-asian="Helvetica Neue1" style:font-size-asian="40pt" style:font-name-complex="Helvetica Neue1" style:font-size-complex="40pt"/>
    </style:style>
    <style:style style:name="P2" style:family="paragraph" style:parent-style-name="Standard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fo:background-color="transparent" fo:padding="0in" fo:border="none"/>
      <style:text-properties fo:color="#ffffff" style:font-name="Ubuntu Light" fo:font-size="28pt" officeooo:rsid="002077af" officeooo:paragraph-rsid="002077af" style:font-name-asian="Helvetica Neue1" style:font-size-asian="28pt" style:font-name-complex="Helvetica Neue1" style:font-size-complex="28pt"/>
    </style:style>
    <style:style style:name="P3" style:family="paragraph" style:parent-style-name="Standard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fo:background-color="transparent" fo:padding="0in" fo:border="none"/>
      <style:text-properties fo:color="#ffffff" style:font-name="Ubuntu Light" fo:font-size="28pt" officeooo:rsid="00237695" officeooo:paragraph-rsid="00237695" style:font-name-asian="Helvetica Neue1" style:font-size-asian="28pt" style:font-name-complex="Helvetica Neue1" style:font-size-complex="28pt"/>
    </style:style>
    <style:style style:name="P4" style:family="paragraph" style:parent-style-name="Standard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fo:background-color="transparent" fo:padding="0in" fo:border="none"/>
      <style:text-properties fo:color="#ffffff" style:font-name="Ubuntu Light" fo:font-size="28pt" fo:font-style="normal" officeooo:rsid="002077af" officeooo:paragraph-rsid="002077af" style:font-name-asian="Helvetica Neue1" style:font-size-asian="28pt" style:font-style-asian="normal" style:font-name-complex="Helvetica Neue1" style:font-size-complex="28pt" style:font-style-complex="normal"/>
    </style:style>
    <style:style style:name="P5" style:family="paragraph" style:parent-style-name="Standard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fo:background-color="transparent" fo:padding="0in" fo:border="none"/>
      <style:text-properties fo:color="#ffffff" style:font-name="Ubuntu Light" fo:font-size="30pt" fo:font-style="normal" fo:font-weight="normal" officeooo:rsid="002077af" officeooo:paragraph-rsid="002077af" style:font-name-asian="Helvetica Neue1" style:font-size-asian="30pt" style:font-style-asian="normal" style:font-weight-asian="normal" style:font-name-complex="Helvetica Neue1" style:font-size-complex="3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fo:background-color="transparent" fo:padding="0in" fo:border="none"/>
      <style:text-properties fo:color="#ffffff" style:font-name="Ubuntu Light" fo:font-size="30pt" officeooo:rsid="00237695" officeooo:paragraph-rsid="00237695" style:font-name-asian="Helvetica Neue1" style:font-size-asian="30pt" style:font-name-complex="Helvetica Neue1" style:font-size-complex="30pt"/>
    </style:style>
    <style:style style:name="P7" style:family="paragraph" style:parent-style-name="Standard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fo:background-color="transparent" fo:padding="0in" fo:border="none"/>
      <style:text-properties fo:color="#ffffff" style:font-name="Ubuntu Light" fo:font-size="54pt" fo:font-weight="bold" officeooo:rsid="00237695" officeooo:paragraph-rsid="00237695" style:font-name-asian="Helvetica Neue1" style:font-size-asian="54pt" style:font-weight-asian="bold" style:font-name-complex="Helvetica Neue1" style:font-size-complex="5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1252in" fo:margin-right="0.9366in" fo:margin-top="0in" fo:margin-bottom="0in" loext:contextual-spacing="false" fo:line-height="150%" fo:text-align="center" style:justify-single-word="false" fo:text-indent="0in" style:auto-text-indent="false" style:page-number="auto" fo:background-color="transparent" fo:padding="0in" fo:border="none"/>
      <style:text-properties fo:color="#ffffff" style:font-name="Ubuntu Light" fo:font-size="28pt" officeooo:rsid="002077af" officeooo:paragraph-rsid="002077af" style:font-name-asian="Helvetica Neue1" style:font-size-asian="28pt" style:font-name-complex="Helvetica Neue1" style:font-size-complex="28pt"/>
    </style:style>
    <style:style style:name="P9" style:family="paragraph" style:parent-style-name="Table_20_Contents">
      <style:paragraph-properties fo:text-align="start" style:justify-single-word="false"/>
      <style:text-properties style:font-name="Helvetica Neue" fo:font-size="32pt" style:font-name-asian="Helvetica Neue1" style:font-size-asian="32pt" style:font-name-complex="Helvetica Neue1" style:font-size-complex="32pt"/>
    </style:style>
    <style:style style:name="P10" style:family="paragraph" style:parent-style-name="Table_20_Contents">
      <style:paragraph-properties fo:text-align="start" style:justify-single-word="false"/>
      <style:text-properties fo:color="#ffffff" style:font-name="Helvetica Neue" fo:font-size="32pt" officeooo:rsid="0021eb52" officeooo:paragraph-rsid="0021eb52" style:font-name-asian="Helvetica Neue1" style:font-size-asian="32pt" style:font-name-complex="Helvetica Neue1" style:font-size-complex="32pt"/>
    </style:style>
    <style:style style:name="P11" style:family="paragraph" style:parent-style-name="Table_20_Contents">
      <style:paragraph-properties fo:text-align="start" style:justify-single-word="false"/>
      <style:text-properties fo:color="#ffffff" style:font-name="Helvetica Neue" fo:font-size="20pt" officeooo:rsid="0021eb52" officeooo:paragraph-rsid="0021eb52" style:font-name-asian="Helvetica Neue1" style:font-size-asian="20pt" style:font-name-complex="Helvetica Neue1" style:font-size-complex="20pt"/>
    </style:style>
    <style:style style:name="T1" style:family="text">
      <style:text-properties officeooo:rsid="002077af"/>
    </style:style>
    <style:style style:name="T2" style:family="text">
      <style:text-properties officeooo:rsid="002373e4"/>
    </style:style>
    <style:style style:name="T3" style:family="text">
      <style:text-properties fo:color="#ffffff" fo:font-size="40pt" officeooo:rsid="002077af" style:font-size-asian="40pt" style:font-size-complex="40pt"/>
    </style:style>
    <style:style style:name="T4" style:family="text">
      <style:text-properties officeooo:rsid="0023769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2077af" style:font-size-asian="24pt" style:font-size-complex="24pt"/>
    </style:style>
    <style:style style:name="T7" style:family="text">
      <style:text-properties fo:font-size="32pt" style:font-size-asian="32pt" style:font-size-complex="3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4"/>
      <text:p text:style-name="P5"><text:span text:style-name="T4">WIFI</text:span>:</text:p>
      <text:p text:style-name="P7">ParalelniPolis</text:p>
      <text:p text:style-name="P3"/>
      <text:p text:style-name="P6">PASSWORD:</text:p>
      <text:p text:style-name="P7"><text:span text:style-name="T1">vejdiv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Ubuntu Light" svg:font-family="'Ubuntu Light'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fo:font-weight="normal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5618in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1.8118in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0618in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.3118in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2.5618in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8118in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0618in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3.3118in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3.5618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1.5618in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1.8118in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.0618in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3118in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5618in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8118in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0618in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3.3118in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3.5618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1146in" fo:margin-bottom="0.0929in" fo:margin-left="0.1in" fo:margin-right="0.1in" style:shadow="none" fo:background-color="#000000" style:writing-mode="lr-tb" style:layout-grid-color="#c0c0c0" style:layout-grid-lines="2851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000000" draw:opacity="100%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1T16:14:31.480492986</dc:date>
    <meta:editing-duration>PT11M10S</meta:editing-duration>
    <meta:editing-cycles>11</meta:editing-cycles>
    <meta:document-statistic meta:table-count="0" meta:image-count="0" meta:object-count="0" meta:page-count="1" meta:paragraph-count="4" meta:word-count="4" meta:character-count="36" meta:non-whitespace-character-count="36"/>
  </office:meta>
</office:document-meta>
</file>